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paragraph-rsid="0013409a" style:font-name-asian="나눔고딕"/>
    </style:style>
    <style:style style:name="P20" style:family="paragraph" style:parent-style-name="Standard">
      <style:text-properties style:font-name="나눔고딕" officeooo:paragraph-rsid="0020cce9" style:font-name-asian="나눔고딕"/>
    </style:style>
    <style:style style:name="P21" style:family="paragraph" style:parent-style-name="Standard">
      <style:text-properties style:font-name="나눔고딕" officeooo:rsid="00279c13" officeooo:paragraph-rsid="0026eb22" style:font-name-asian="나눔고딕" style:language-asian="ko" style:country-asian="KR"/>
    </style:style>
    <style:style style:name="P22" style:family="paragraph" style:parent-style-name="Standard">
      <style:text-properties style:font-name="나눔고딕" officeooo:rsid="0005af4e" officeooo:paragraph-rsid="003c3f2f" style:font-name-asian="나눔고딕" style:language-asian="ko" style:country-asian="KR"/>
    </style:style>
    <style:style style:name="P23" style:family="paragraph" style:parent-style-name="Standard">
      <style:text-properties style:font-name="나눔고딕" officeooo:rsid="0005af4e" officeooo:paragraph-rsid="0008eda5" style:font-name-asian="나눔고딕" style:language-asian="ko" style:country-asian="KR"/>
    </style:style>
    <style:style style:name="P24" style:family="paragraph" style:parent-style-name="Standard">
      <style:text-properties style:font-name="나눔고딕" officeooo:rsid="0005af4e" officeooo:paragraph-rsid="005a0592" style:font-name-asian="나눔고딕" style:language-asian="ko" style:country-asian="KR"/>
    </style:style>
    <style:style style:name="P25" style:family="paragraph" style:parent-style-name="Standard">
      <style:text-properties style:font-name="나눔고딕" officeooo:rsid="0005af4e" officeooo:paragraph-rsid="005e4ebb" style:font-name-asian="나눔고딕" style:language-asian="ko" style:country-asian="KR"/>
    </style:style>
    <style:style style:name="P26" style:family="paragraph" style:parent-style-name="Standard">
      <style:text-properties style:font-name="나눔고딕" officeooo:rsid="0005af4e" officeooo:paragraph-rsid="0061d6bb" style:font-name-asian="나눔고딕" style:language-asian="ko" style:country-asian="KR"/>
    </style:style>
    <style:style style:name="P27" style:family="paragraph" style:parent-style-name="Standard">
      <style:text-properties style:font-name="나눔고딕" officeooo:rsid="0005af4e" officeooo:paragraph-rsid="00624988" style:font-name-asian="나눔고딕" style:language-asian="ko" style:country-asian="KR"/>
    </style:style>
    <style:style style:name="P28" style:family="paragraph" style:parent-style-name="Standard">
      <style:text-properties style:font-name="나눔고딕" officeooo:rsid="0005af4e" officeooo:paragraph-rsid="0063c597" style:font-name-asian="나눔고딕" style:language-asian="ko" style:country-asian="KR"/>
    </style:style>
    <style:style style:name="P29" style:family="paragraph" style:parent-style-name="Standard">
      <style:text-properties style:font-name="나눔고딕" officeooo:rsid="0005af4e" officeooo:paragraph-rsid="0066e007" style:font-name-asian="나눔고딕" style:language-asian="ko" style:country-asian="KR"/>
    </style:style>
    <style:style style:name="P30" style:family="paragraph" style:parent-style-name="Standard">
      <style:text-properties style:font-name="나눔고딕" officeooo:rsid="0005af4e" officeooo:paragraph-rsid="006755c6" style:font-name-asian="나눔고딕" style:language-asian="ko" style:country-asian="KR"/>
    </style:style>
    <style:style style:name="P31" style:family="paragraph" style:parent-style-name="Standard">
      <style:text-properties style:font-name="나눔고딕" officeooo:rsid="0005af4e" officeooo:paragraph-rsid="0067db82" style:font-name-asian="나눔고딕" style:language-asian="ko" style:country-asian="KR"/>
    </style:style>
    <style:style style:name="P32" style:family="paragraph" style:parent-style-name="Standard">
      <style:text-properties style:font-name="나눔고딕" officeooo:rsid="0005af4e" officeooo:paragraph-rsid="006c9b78" style:font-name-asian="나눔고딕" style:language-asian="ko" style:country-asian="KR"/>
    </style:style>
    <style:style style:name="P33" style:family="paragraph" style:parent-style-name="Standard">
      <style:text-properties style:font-name="나눔고딕" officeooo:rsid="0005af4e" officeooo:paragraph-rsid="006cd99a" style:font-name-asian="나눔고딕" style:language-asian="ko" style:country-asian="KR"/>
    </style:style>
    <style:style style:name="P34" style:family="paragraph" style:parent-style-name="Standard">
      <style:text-properties style:font-name="나눔고딕" officeooo:rsid="0005af4e" officeooo:paragraph-rsid="006ea1b9" style:font-name-asian="나눔고딕" style:language-asian="ko" style:country-asian="KR"/>
    </style:style>
    <style:style style:name="P35" style:family="paragraph" style:parent-style-name="Standard">
      <style:text-properties style:font-name="나눔고딕" officeooo:rsid="0005af4e" officeooo:paragraph-rsid="0073306f" style:font-name-asian="나눔고딕" style:language-asian="ko" style:country-asian="KR"/>
    </style:style>
    <style:style style:name="P36" style:family="paragraph" style:parent-style-name="Standard">
      <style:text-properties style:font-name="나눔고딕" officeooo:rsid="0027c562" officeooo:paragraph-rsid="0008eda5" style:font-name-asian="나눔고딕" style:language-asian="ko" style:country-asian="KR"/>
    </style:style>
    <style:style style:name="P37" style:family="paragraph" style:parent-style-name="Standard">
      <style:text-properties style:font-name="나눔고딕" officeooo:rsid="00292574" officeooo:paragraph-rsid="0008eda5" style:font-name-asian="나눔고딕" style:language-asian="ko" style:country-asian="KR"/>
    </style:style>
    <style:style style:name="P38" style:family="paragraph" style:parent-style-name="Standard">
      <style:text-properties style:font-name="나눔고딕" officeooo:rsid="002cde19" officeooo:paragraph-rsid="0008eda5" style:font-name-asian="나눔고딕" style:language-asian="ko" style:country-asian="KR"/>
    </style:style>
    <style:style style:name="P39" style:family="paragraph" style:parent-style-name="Standard">
      <style:text-properties style:font-name="나눔고딕" officeooo:rsid="002db7de" officeooo:paragraph-rsid="002db7de" style:font-name-asian="나눔고딕" style:language-asian="ko" style:country-asian="KR"/>
    </style:style>
    <style:style style:name="P40" style:family="paragraph" style:parent-style-name="Standard">
      <style:text-properties style:font-name="나눔고딕" officeooo:rsid="002fc094" officeooo:paragraph-rsid="003c3f2f" style:font-name-asian="나눔고딕" style:language-asian="ko" style:country-asian="KR"/>
    </style:style>
    <style:style style:name="P41" style:family="paragraph" style:parent-style-name="Standard">
      <style:text-properties style:font-name="나눔고딕" officeooo:rsid="004e104f" officeooo:paragraph-rsid="0008eda5" style:font-name-asian="나눔고딕" style:language-asian="ko" style:country-asian="KR"/>
    </style:style>
    <style:style style:name="P42" style:family="paragraph" style:parent-style-name="Standard">
      <style:text-properties style:font-name="나눔고딕" officeooo:rsid="0051276d" officeooo:paragraph-rsid="0008eda5" style:font-name-asian="나눔고딕" style:language-asian="ko" style:country-asian="KR"/>
    </style:style>
    <style:style style:name="P43" style:family="paragraph" style:parent-style-name="Standard">
      <style:text-properties style:font-name="나눔고딕" officeooo:rsid="003cc821" officeooo:paragraph-rsid="0008eda5" style:font-name-asian="나눔고딕" style:language-asian="ko" style:country-asian="KR"/>
    </style:style>
    <style:style style:name="P44" style:family="paragraph" style:parent-style-name="Standard">
      <style:text-properties style:font-name="나눔고딕" officeooo:rsid="003cc821" officeooo:paragraph-rsid="0061d6bb" style:font-name-asian="나눔고딕" style:language-asian="ko" style:country-asian="KR"/>
    </style:style>
    <style:style style:name="P45" style:family="paragraph" style:parent-style-name="Standard">
      <style:text-properties style:font-name="나눔고딕" officeooo:rsid="00424054" officeooo:paragraph-rsid="0008eda5" style:font-name-asian="나눔고딕" style:language-asian="ko" style:country-asian="KR"/>
    </style:style>
    <style:style style:name="P46" style:family="paragraph" style:parent-style-name="Standard">
      <style:text-properties style:font-name="나눔고딕" officeooo:rsid="00424054" officeooo:paragraph-rsid="0061d6bb" style:font-name-asian="나눔고딕" style:language-asian="ko" style:country-asian="KR"/>
    </style:style>
    <style:style style:name="P47" style:family="paragraph" style:parent-style-name="Standard">
      <style:text-properties style:font-name="나눔고딕" officeooo:rsid="003b4439" officeooo:paragraph-rsid="0008eda5" style:font-name-asian="나눔고딕" style:language-asian="ko" style:country-asian="KR"/>
    </style:style>
    <style:style style:name="P48" style:family="paragraph" style:parent-style-name="Standard">
      <style:text-properties style:font-name="나눔고딕" officeooo:rsid="0042ed05" officeooo:paragraph-rsid="0008eda5" style:font-name-asian="나눔고딕" style:language-asian="ko" style:country-asian="KR"/>
    </style:style>
    <style:style style:name="P49" style:family="paragraph" style:parent-style-name="Standard">
      <style:text-properties style:font-name="나눔고딕" officeooo:rsid="0045cd67" officeooo:paragraph-rsid="0008eda5" style:font-name-asian="나눔고딕" style:language-asian="ko" style:country-asian="KR"/>
    </style:style>
    <style:style style:name="P50" style:family="paragraph" style:parent-style-name="Standard">
      <style:text-properties style:font-name="나눔고딕" officeooo:rsid="004ac696" officeooo:paragraph-rsid="0008eda5" style:font-name-asian="나눔고딕" style:language-asian="ko" style:country-asian="KR"/>
    </style:style>
    <style:style style:name="P51" style:family="paragraph" style:parent-style-name="Standard">
      <style:text-properties style:font-name="나눔고딕" officeooo:rsid="0048b1dd" officeooo:paragraph-rsid="0061d6bb" style:font-name-asian="나눔고딕" style:language-asian="ko" style:country-asian="KR"/>
    </style:style>
    <style:style style:name="P52" style:family="paragraph" style:parent-style-name="Standard">
      <style:text-properties style:font-name="나눔고딕" officeooo:rsid="00624988" officeooo:paragraph-rsid="00624988" style:font-name-asian="나눔고딕" style:language-asian="ko" style:country-asian="KR"/>
    </style:style>
    <style:style style:name="P53" style:family="paragraph" style:parent-style-name="Standard">
      <style:text-properties style:font-name="나눔고딕" officeooo:rsid="006a3fee" officeooo:paragraph-rsid="006a3fee" style:font-name-asian="나눔고딕" style:language-asian="ko" style:country-asian="KR"/>
    </style:style>
    <style:style style:name="P54" style:family="paragraph" style:parent-style-name="Standard">
      <style:text-properties style:font-name="나눔고딕" officeooo:rsid="006ea1b9" officeooo:paragraph-rsid="006ea1b9" style:font-name-asian="나눔고딕" style:language-asian="ko" style:country-asian="KR"/>
    </style:style>
    <style:style style:name="P55" style:family="paragraph" style:parent-style-name="Standard">
      <style:text-properties style:font-name="나눔고딕" officeooo:rsid="0074acf7" officeooo:paragraph-rsid="0074acf7" style:font-name-asian="나눔고딕" style:language-asian="ko" style:country-asian="KR"/>
    </style:style>
    <style:style style:name="P56" style:family="paragraph" style:parent-style-name="Standard">
      <style:text-properties style:font-name="나눔고딕" officeooo:rsid="002e3d7c" officeooo:paragraph-rsid="0008eda5" style:font-name-asian="나눔고딕"/>
    </style:style>
    <style:style style:name="P57" style:family="paragraph" style:parent-style-name="Standard">
      <style:text-properties style:font-name="나눔고딕" officeooo:rsid="0034c3b1" officeooo:paragraph-rsid="0008eda5" style:font-name-asian="나눔고딕"/>
    </style:style>
    <style:style style:name="P58" style:family="paragraph" style:parent-style-name="Standard">
      <style:text-properties style:font-name="나눔고딕" officeooo:paragraph-rsid="005e4ebb" style:font-name-asian="나눔고딕"/>
    </style:style>
    <style:style style:name="P59" style:family="paragraph" style:parent-style-name="Standard">
      <style:text-properties style:font-name="나눔고딕" officeooo:paragraph-rsid="0061d6bb" style:font-name-asian="나눔고딕"/>
    </style:style>
    <style:style style:name="P60" style:family="paragraph" style:parent-style-name="Standard">
      <style:text-properties style:font-name="나눔고딕" officeooo:rsid="0005af4e" officeooo:paragraph-rsid="0061d6bb" style:font-name-asian="나눔고딕"/>
    </style:style>
    <style:style style:name="P61" style:family="paragraph" style:parent-style-name="Standard">
      <style:text-properties style:font-name="나눔고딕" officeooo:rsid="0026eb22" officeooo:paragraph-rsid="0061d6bb" style:font-name-asian="나눔고딕"/>
    </style:style>
    <style:style style:name="P62" style:family="paragraph" style:parent-style-name="Standard">
      <style:text-properties style:font-name="나눔고딕" officeooo:paragraph-rsid="006c9b78" style:font-name-asian="나눔고딕"/>
    </style:style>
    <style:style style:name="P63" style:family="paragraph" style:parent-style-name="Standard">
      <style:text-properties officeooo:paragraph-rsid="0061d6bb"/>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077b353" style:language-asian="ko" style:country-asian="KR"/>
    </style:style>
    <style:style style:name="T34" style:family="text">
      <style:text-properties officeooo:rsid="007a5f43" style:language-asian="ko" style:country-asian="KR"/>
    </style:style>
    <style:style style:name="T35" style:family="text">
      <style:text-properties officeooo:rsid="000e651e"/>
    </style:style>
    <style:style style:name="T36" style:family="text">
      <style:text-properties officeooo:rsid="000ff286"/>
    </style:style>
    <style:style style:name="T37" style:family="text">
      <style:text-properties officeooo:rsid="00383960"/>
    </style:style>
    <style:style style:name="T38" style:family="text">
      <style:text-properties officeooo:rsid="003cc821"/>
    </style:style>
    <style:style style:name="T39" style:family="text">
      <style:text-properties officeooo:rsid="003e3f6e"/>
    </style:style>
    <style:style style:name="T40" style:family="text">
      <style:text-properties officeooo:rsid="0005af4e"/>
    </style:style>
    <style:style style:name="T41" style:family="text">
      <style:text-properties officeooo:rsid="003f4fd6"/>
    </style:style>
    <style:style style:name="T42" style:family="text">
      <style:text-properties officeooo:rsid="0044430a"/>
    </style:style>
    <style:style style:name="T43" style:family="text">
      <style:text-properties officeooo:rsid="00459de0"/>
    </style:style>
    <style:style style:name="T44" style:family="text">
      <style:text-properties officeooo:rsid="0045cd67"/>
    </style:style>
    <style:style style:name="T45" style:family="text">
      <style:text-properties officeooo:rsid="00461da7"/>
    </style:style>
    <style:style style:name="T46" style:family="text">
      <style:text-properties officeooo:rsid="00472bcb"/>
    </style:style>
    <style:style style:name="T47" style:family="text">
      <style:text-properties officeooo:rsid="004a9ccf"/>
    </style:style>
    <style:style style:name="T48" style:family="text">
      <style:text-properties officeooo:rsid="004ac696"/>
    </style:style>
    <style:style style:name="T49" style:family="text">
      <style:text-properties officeooo:rsid="004c2b2a"/>
    </style:style>
    <style:style style:name="T50" style:family="text">
      <style:text-properties officeooo:rsid="004e104f"/>
    </style:style>
    <style:style style:name="T51" style:family="text">
      <style:text-properties style:font-name="나눔고딕" officeooo:rsid="0005af4e" style:font-name-asian="나눔고딕" style:language-asian="ko" style:country-asian="KR"/>
    </style:style>
    <style:style style:name="T52" style:family="text">
      <style:text-properties style:font-name="나눔고딕" officeooo:rsid="00383960" style:font-name-asian="나눔고딕" style:language-asian="ko" style:country-asian="KR"/>
    </style:style>
    <style:style style:name="T53" style:family="text">
      <style:text-properties style:font-name="나눔고딕" officeooo:rsid="005e4ebb" style:font-name-asian="나눔고딕" style:language-asian="ko" style:country-asian="KR"/>
    </style:style>
    <style:style style:name="T54" style:family="text">
      <style:text-properties style:font-name="나눔고딕" officeooo:rsid="0045cd67" style:font-name-asian="나눔고딕" style:language-asian="ko" style:country-asian="KR"/>
    </style:style>
    <style:style style:name="T55" style:family="text">
      <style:text-properties style:font-name="나눔고딕" officeooo:rsid="0061d6bb" style:font-name-asian="나눔고딕" style:language-asian="ko" style:country-asian="KR"/>
    </style:style>
    <style:style style:name="T56" style:family="text">
      <style:text-properties officeooo:rsid="00528bad"/>
    </style:style>
    <style:style style:name="T57" style:family="text">
      <style:text-properties officeooo:rsid="0053e3d9"/>
    </style:style>
    <style:style style:name="T58" style:family="text">
      <style:text-properties officeooo:rsid="005515ca"/>
    </style:style>
    <style:style style:name="T59" style:family="text">
      <style:text-properties officeooo:rsid="0055f594"/>
    </style:style>
    <style:style style:name="T60" style:family="text">
      <style:text-properties officeooo:rsid="0058ed2e"/>
    </style:style>
    <style:style style:name="T61" style:family="text">
      <style:text-properties officeooo:rsid="005a0592"/>
    </style:style>
    <style:style style:name="T62" style:family="text">
      <style:text-properties officeooo:rsid="005a60f3"/>
    </style:style>
    <style:style style:name="T63" style:family="text">
      <style:text-properties officeooo:rsid="005b05e4"/>
    </style:style>
    <style:style style:name="T64" style:family="text">
      <style:text-properties officeooo:rsid="0061d6bb"/>
    </style:style>
    <style:style style:name="T65" style:family="text">
      <style:text-properties officeooo:rsid="0063c597"/>
    </style:style>
    <style:style style:name="T66" style:family="text">
      <style:text-properties officeooo:rsid="006455fe"/>
    </style:style>
    <style:style style:name="T67" style:family="text">
      <style:text-properties officeooo:rsid="006a3fee"/>
    </style:style>
    <style:style style:name="T68" style:family="text">
      <style:text-properties officeooo:rsid="006a8568"/>
    </style:style>
    <style:style style:name="T69" style:family="text">
      <style:text-properties officeooo:rsid="006b23b7"/>
    </style:style>
    <style:style style:name="T70" style:family="text">
      <style:text-properties officeooo:rsid="006cd99a"/>
    </style:style>
    <style:style style:name="T71" style:family="text">
      <style:text-properties officeooo:rsid="006ea1b9"/>
    </style:style>
    <style:style style:name="T72" style:family="text">
      <style:text-properties officeooo:rsid="0073306f"/>
    </style:style>
    <style:style style:name="T73" style:family="text">
      <style:text-properties officeooo:rsid="0074480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6">&lt;<text:span text:style-name="T64">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6">(1503–1575) &lt;/<text:span text:style-name="T64">p&gt;</text:span></text:p>
      <text:p text:style-name="P17"/>
      <text:p text:style-name="P61"><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1"/>
      <text:p text:style-name="P59"><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22"/>
      <text:p text:style-name="P26">&lt;<text:span text:style-name="T64">p&gt;</text:span>실증적 증거가 부족하거나, 장기적 결과를 예측하는건 더욱 어렵고, 따라서 사회 발전을 성공적으로 관리하는 것은 역시 더욱 어려워진다. 사실, 실패하는 경우가 대부분이다.&lt;/<text:span text:style-name="T64">p&gt;</text:span></text:p>
      <text:p text:style-name="P36"/>
      <text:p text:style-name="P59"><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소멸되었다.</text:span></text:p>
      <text:p text:style-name="P37"/>
      <text:p text:style-name="P59"><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38"/>
      <text:p text:style-name="P59"><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39"/>
      <text:p text:style-name="P59"><text:span text:style-name="T2">&lt;</text:span><text:span text:style-name="T31">p&gt;</text:span><text:span text:style-name="T2">• 1</text:span><text:span text:style-name="T22">9세기 후반의 미국은 </text:span><text:span text:style-name="T2">&lt;/</text:span><text:span text:style-name="T31">p&gt;</text:span></text:p>
      <text:p text:style-name="P40"/>
      <text:p text:style-name="P59"><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22"/>
      <text:p text:style-name="P59"><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22"/>
      <text:p text:style-name="P59"><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56"><text:span text:style-name="T1"/></text:p>
      <text:p text:style-name="P60"><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63"><text:span text:style-name="T51">&lt;</text:span><text:span text:style-name="T55">p&gt;</text:span><text:span text:style-name="T51">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2">sup&gt;</text:span><text:span text:style-name="T53">9</text:span><text:span text:style-name="T52">&lt;/sup&gt;</text:span><text:span text:style-name="T51">&lt;/</text:span><text:span text:style-name="T55">p&gt;</text:span></text:p>
      <text:p text:style-name="P17"/>
      <text:p text:style-name="P26">&lt;<text:span text:style-name="T64">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37">sup&gt;10&lt;/sup&gt;</text:span>&lt;/<text:span text:style-name="T64">p&gt;</text:span></text:p>
      <text:p text:style-name="P57"><text:span text:style-name="T1"/></text:p>
      <text:p text:style-name="P26">&lt;<text:span text:style-name="T64">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38">SNS의 시대는 평화와 공감의 시대가 될 것이다.”&lt;sup&gt;11&lt;/sup&gt;</text:span>&lt;/<text:span text:style-name="T64">p&gt;</text:span></text:p>
      <text:p text:style-name="P43"/>
      <text:p text:style-name="P44"><text:span text:style-name="T40">&lt;</text:span><text:span text:style-name="T64">p&gt;</text:span>실제 결과는 영 딴판이다. <text:span text:style-name="T40">실제로는, 인터넷은 사람들이 “탈진실” 사회라고 부르는 사회가 등장하는데 지대한 역할을 했다. 체계적인 거짓말로부터 벗어나거나, <text:s/>객관적 진실을 얻기는 더욱 어려워졌다.&lt;</text:span>sup&gt;12&lt;/su<text:span text:style-name="T41">p&gt; </text:span><text:span text:style-name="T40">인터넷은 테러리스트들을 더욱 강하게 만들어주었다. 무책임한 국가 지도자들이 의도적으로 갈등을 조장하는 것은 더욱 쉬워졌다.&lt;</text:span><text:span text:style-name="T39">sup&gt;13&lt;/sup&gt;</text:span><text:span text:style-name="T40">&lt;/</text:span><text:span text:style-name="T64">p&gt;</text:span><text:span text:style-name="T40"> </text:span></text:p>
      <text:p text:style-name="P47"/>
      <text:p text:style-name="P46"><text:span text:style-name="T40">&lt;</text:span><text:span text:style-name="T64">p&gt;</text:span>이런 사례들은 얼마든지 찾을 수 있다. <text:span text:style-name="T40">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40">&lt;/</text:span><text:span text:style-name="T64">p&gt;</text:span></text:p>
      <text:p text:style-name="P45"/>
      <text:p text:style-name="P26">&lt;<text:span text:style-name="T64">p&gt;</text:span>· <text:span text:style-name="T42">기원전 6세기, 아테네의 정치가 솔론(Solon)의 개혁안은 귀족들의 부와 특권을 보존하면서 아티카의 </text:span>hektemorage<text:span text:style-name="T42">(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3">6세기 대부분을 </text:span>페이시스트라토스<text:span text:style-name="T43">(Peisistratos)의 “독재”(대중주의 독재) 치하에서 보내게 되었다.&lt;sup&gt;15&lt;/sup&gt;</text:span>&lt;/<text:span text:style-name="T64">p&gt;</text:span></text:p>
      <text:p text:style-name="P48"/>
      <text:p text:style-name="P26">&lt;<text:span text:style-name="T64">p&gt;</text:span>· <text:span text:style-name="T44">유럽 역사상 가장 유능한 정치가들 중 하나였던 오토 폰 비스마르크(</text:span>Otto von Bismarck<text:span text:style-name="T44">)는 인상적인 성공들을 이루었다. </text:span>그 중 일부는 다음과 같다:&lt;/<text:span text:style-name="T64">p&gt;</text:span></text:p>
      <text:p text:style-name="P26">&lt;<text:span text:style-name="T64">p&gt;</text:span>- 1867<text:span text:style-name="T44">~</text:span>1871년에 독일을 통일시켰다.&lt;/<text:span text:style-name="T64">p&gt;</text:span></text:p>
      <text:p text:style-name="P63"><text:span text:style-name="T51">&lt;</text:span><text:span text:style-name="T55">p&gt;</text:span><text:span text:style-name="T54">- </text:span><text:span text:style-name="T51">1870</text:span><text:span text:style-name="T54">~</text:span><text:span text:style-name="T51">71년 프랑스-</text:span><text:span text:style-name="T53">프로이센</text:span><text:span text:style-name="T51"> 전쟁에 개입했지만, 이후 평화를 이끌어낸 덕분에 유럽 지도자들의 존경을 얻게 되었다.&lt;/</text:span><text:span text:style-name="T55">p&gt;</text:span></text:p>
      <text:p text:style-name="P26">&lt;<text:span text:style-name="T64">p&gt;</text:span>- 성공적으로 독일을 산업화했다.&lt;/<text:span text:style-name="T64">p&gt;</text:span></text:p>
      <text:p text:style-name="P26">&lt;<text:span text:style-name="T64">p&gt;</text:span>- 덕분에 중산층의 지지를 통해 군주가 되었다.&lt;/<text:span text:style-name="T64">p&gt;</text:span></text:p>
      <text:p text:style-name="P26">&lt;<text:span text:style-name="T64">p&gt;</text:span>- 따라서 비스마르크는 가장 중요한 목표를 달성했다: 그는 <text:span text:style-name="T45">(일시적으로) 독일의 민주화를 막았다.</text:span>&lt;/<text:span text:style-name="T64">p&gt;</text:span></text:p>
      <text:p text:style-name="P26">&lt;<text:span text:style-name="T64">p&gt;</text:span>- 비록 비스마르크는 <text:span text:style-name="T46">1890년 강제로 사임당했지만, 그가 세운 독일의 정치체제는 독일이 제1차세계대전에서 패배한 1918년까지 유지되었다.&lt;sup&gt;16&lt;/sup&gt;</text:span>&lt;/<text:span text:style-name="T64">p&gt;</text:span></text:p>
      <text:p text:style-name="P17"/>
      <text:p text:style-name="P51"><text:soft-page-break/><text:span text:style-name="T40">&lt;</text:span><text:span text:style-name="T64">p&gt;</text:span>그가 눈부신 성공들을 거두었음에도 불구하고, 비스마르크는 자신이 실패했다고 여겼고, 1898년 한 많은 노인으로 죽었다.&lt;sup&gt;17&lt;/sup&gt; <text:span text:style-name="T47">분명히, 독일이 그가 의도했던 방향으로 가지 않았던 것이다. </text:span><text:span text:style-name="T40">아마도 독일이 서서히 민주화되고 있다는 점이 그를 화나게 만들었을 것이다. 하지만 그가 미래를 보았더라면 훨씬 격분했을 것이다. 만약 비스마르크가 </text:span><text:span text:style-name="T48">1890년까지 집권하지 않았더라면 독일 역사가 어떻게 됐을지는 추측의 영역이다. 하지만 그가 독일을 원하는 방향으로 이끌지 못했다는 것은 분명하다. </text:span><text:span text:style-name="T40">비스마르크가 </text:span><text:span text:style-name="T48">1914~18년의 끔찍한 전쟁과 독일의 패배와, 그리고 무엇보다도, 이후 아돌프 히틀러의 등장을 보았다면 공포에 질렸을 것이다.</text:span><text:span text:style-name="T40">&lt;/</text:span><text:span text:style-name="T64">p&gt;</text:span></text:p>
      <text:p text:style-name="P49"/>
      <text:p text:style-name="P26">&lt;<text:span text:style-name="T64">p&gt;</text:span>• 미국에서, 개혁가들의 광기는 <text:span text:style-name="T49">1919년 수정조항 “금주법”(알코올 음료의 제작, 판매, 운송을 금지한 법률)의 제정으로 이어졌다. </text:span>금주법의 단기적인 목표는 성공적으로 이루어졌다. 미국의 <text:span text:style-name="T49">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50">1933년 </text:span>추가 수정조항을 통해 무효화되었다.&lt;<text:span text:style-name="T50">sup&gt;18&lt;/sup&gt;</text:span>&lt;/<text:span text:style-name="T64">p&gt;</text:span></text:p>
      <text:p text:style-name="P50"/>
      <text:p text:style-name="P59"><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58"><text:span text:style-name="T28"/></text:p>
      <text:p text:style-name="P59"><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41"/>
      <text:p text:style-name="P26">&lt;<text:span text:style-name="T64">p&gt;</text:span>• <text:span text:style-name="T56">1953년, 미국 아이젠하워 대통령은 “평화를 위한 원자력</text:span><text:span text:style-name="T57">(Atoms for Peace)</text:span><text:span text:style-name="T56">” 정책을 추진했다. 이는 국제기구를 통해 전세계에 핵에 관한 지식과 물자를 나누어 주는 것이 목표였다. </text:span><text:span text:style-name="T57">1957년에 평화적인 원자력 에너지 사용을 증진하기 위해 국제원자력에너지기구(</text:span>International Atomic Energy Agency<text:span text:style-name="T57">)가 설립되었고, </text:span><text:span text:style-name="T58">1968년 UN총회는 “비핵확산” 조약에 서명해 핵무기를 개발하지 않겠다고 약속한 국가들에게 핵 기술을 전수해주는 것을 승인했다.&lt;sup&gt;22&lt;/sup&gt; </text:span><text:span text:style-name="T59">이 정책 관계자들이 역사를 충분히 알고 있었더라면, 일반적으로 국가들은 조약이 자신에게 </text:span><text:span text:style-name="T60">(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64">p&gt;</text:span></text:p>
      <text:p text:style-name="P25"/>
      <text:p text:style-name="P26">&lt;<text:span text:style-name="T64">p&gt;</text:span>이 발상은 최초의 원자폭탄을 발명했었던 로버트 오펜하이머<text:span text:style-name="T60">(</text:span>Robert Oppenheimer<text:span text:style-name="T60">)와</text:span> 닐스 보어<text:span text:style-name="T60">(</text:span>Niels Bohr<text:span text:style-name="T60">)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64">p&gt;</text:span></text:p>
      <text:p text:style-name="P42"/>
      <text:p text:style-name="P26">&lt;<text:span text:style-name="T64">p&gt;</text:span>“평화를 위한 원자력” 계획은 한동안 잘 먹혀들었다. <text:span text:style-name="T61">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61">(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62">sup&gt;26&lt;/sup&gt; </text:span><text:span text:style-name="T63">그리고 핵에너지의 평화로운 사용의 결과, 방사성 폐기물 처리 문제가 아직도 해결되지 않고 있다는 불편한 진실이 있다.&lt;sup&gt;27&lt;/sup&gt;</text:span>&lt;/<text:span text:style-name="T64">p&gt;</text:span></text:p>
      <text:p text:style-name="P24"/>
      <text:p text:style-name="P26">&lt;<text:span text:style-name="T64">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64">p&gt;</text:span></text:p>
      <text:p text:style-name="P17"/>
      <text:p text:style-name="P17"/>
      <text:p text:style-name="P17"/>
      <text:p text:style-name="P17"/>
      <text:p text:style-name="P27">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text:p>
      <text:p text:style-name="P52">==============================</text:p>
      <text:p text:style-name="P28"/>
      <text:p text:style-name="P28">기술을 설계하고 사용할 때 의도하지 않았던 결과가 발생한다는 점은 대단히 잘 알려진 문제이다… <text:span text:style-name="T65">(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66">sup&gt;28&lt;/sup&gt;</text:span></text:p>
      <text:p text:style-name="P17"/>
      <text:p text:style-name="P52">============================</text:p>
      <text:p text:style-name="P29">Problems in economics can give us some idea of how impossibly difficult it would be to predict or control the behavior of a system as complex as a modern human society. </text:p>
      <text:p text:style-name="P53">경제학은 현대 인간 사회 같은 복잡한 체제의 행동을 예측하거나 통제하는게 얼마나 어려운지 보여줄 수 있다.</text:p>
      <text:p text:style-name="P29"/>
      <text:p text:style-name="P30">It is convincingly argued that a modern economy can never be rationally planned to maximize efficiency, because the task of carrying out such planning would be too overwhelmingly complex.29 </text:p>
      <text:p text:style-name="P30">현대 경제를 최대한의 효율성을 내도록 합리적으로 설계하는 것은 절대 불가능하다는 주장은 널리 설득력을 얻고 있다. 그러한 계획을 실행하는 작업은 너무나도 압도적으로 복잡할 것이기 때문이다.&lt;<text:span text:style-name="T67">sup&gt;29&lt;/sup&gt;</text:span></text:p>
      <text:p text:style-name="P30"/>
      <text:p text:style-name="P31">Calculation of a rational system of prices for the U.S. economy alone would require manipulation of a conservatively estimated 6x1013 (sixty trillion!) simultaneous equations.30 </text:p>
      <text:p text:style-name="P53">미국 경제만 해도 가격을 계산하기 위해서는 적게 잡아도 <text:span text:style-name="T68">6x10&lt;sup&gt;13&lt;/sup&gt;</text:span><text:span text:style-name="T69">(6조!)</text:span><text:span text:style-name="T68">개의 방정식을 동시에 계산할 수 있어야 한다.</text:span></text:p>
      <text:p text:style-name="P31"/>
      <text:p text:style-name="P31">That takes into account only the economic factors involved in establishing prices and leaves out the innumerable psychological, sociological, political, etc., factors that continuously interact with the economy. </text:p>
      <text:p text:style-name="P31">이는 경제와 지속적으로 상호작용하는 무수한 심리학적, 사회학적, 정치학적 요소들을 제외하고 오직 가격형성과 관련된 경제적 요소들만 고려한 것이다.</text:p>
      <text:p text:style-name="P17"/>
      <text:p text:style-name="P52">=========================</text:p>
      <text:p text:style-name="P33">Even if we make the wildly improbable assumption that the behavior of our society could be predicted through the manipulation of, say, a million trillion simultaneous equations and that sufficient computing power to conduct such manipulation were available, </text:p>
      <text:p text:style-name="P33">설령 우리가 수백만조 개의 방정식을 동시에 다룰 만한 충분한 계산력을 갖고 있으며, 이를 통해 우리 사회의 행동을 예측할 수 있다는 대단히 비현실적인 가정을 하더라도,</text:p>
      <text:p text:style-name="P33"><text:soft-page-break/></text:p>
      <text:p text:style-name="P33">collection of the data necessary for insertion of the appropriate numbers into the equations would be impracticable,31 </text:p>
      <text:p text:style-name="P33">방정식에 필요한 정확한 데이터를 얻는 것은 불가능에 가까울 것이다.&lt;<text:span text:style-name="T70">sup&gt;31&lt;/sup&gt;</text:span></text:p>
      <text:p text:style-name="P33"/>
      <text:p text:style-name="P33">especially since the data would have to meet impossibly high standards of precision if the predictions were expected to remain valid over any considerable interval of time. </text:p>
      <text:p text:style-name="P54">충분히 유효한 예측을 얻기 위해서는 불가능할 정도로 높은 수준으로 정확한 데이터가 필요하기 때문이다.</text:p>
      <text:p text:style-name="P32"/>
      <text:p text:style-name="P32">Edward Lorenz, a meteorologist, was the first to call widespread attention to the fact that even the most minute inaccuracy in the data provided can totally invalidate a prediction about the behavior of a complex system. </text:p>
      <text:p text:style-name="P34">기상학자 에드워드 로렌츠<text:span text:style-name="T71">(</text:span>Edward Lorenz<text:span text:style-name="T71">)는 데이터에 아주 약간의 오차만 있어도 복잡계의 예측을 완전히 빗나가게 만든다는 사실을 처음으로 주목한 사람이다.</text:span></text:p>
      <text:p text:style-name="P32"/>
      <text:p text:style-name="P32">This fact came to be called the “butterfly effect" because in 1972, at a meeting of the American Association for the Advancement of Science, Lorenz gave a talk that he titled “Predictability: Does the Flap of a Butterfly's Wings in Brazil Set Off a Tornado in Texas?"32 </text:p>
      <text:p text:style-name="P35">이 사실은 “나비 효과”라고 알려졌다. <text:span text:style-name="T72">1972년 미국 과학부흥협회(</text:span>American Association for the Advancement of Science<text:span text:style-name="T72">)에서 로렌츠가 “예측가능성: 브라질 나비의 날갯짓이 텍사스에 토네이도를 일으키는가?”라는 제목을 사용했기 때문이다.&lt;</text:span><text:span text:style-name="T73">sup&gt;32&lt;/sup&gt;</text:span></text:p>
      <text:p text:style-name="P32"/>
      <text:p text:style-name="P32">Lorenz's work is said to have been the inspiration for the development of what is called “chaos theory"33—the butterfly effect being an example of “chaotic" behavior. </text:p>
      <text:p text:style-name="P55">로렌츠의 연구는 “카오스 이론”&lt;sup&gt;33&lt;/sup&gt;이 등장하는 계기가 되었다. 나비효과는 “카오스”적 행동의 한 사례이다.</text:p>
      <text:p text:style-name="P17"/>
      <text:p text:style-name="P52">============================</text:p>
      <text:p text:style-name="P62"><text:span text:style-name="T2">Chaotic behavior is not limited to complex systems; </text:span></text:p>
      <text:p text:style-name="P62"><text:span text:style-name="T2">카오스적 행동은 복잡계에만 한정된 것이 아니다.</text:span></text:p>
      <text:p text:style-name="P62"><text:span text:style-name="T2"/></text:p>
      <text:p text:style-name="P62"><text:span text:style-name="T2">in fact, some surprisingly simple systems can behave chaotically.34 </text:span></text:p>
      <text:p text:style-name="P62"><text:span text:style-name="T2">사실, 대단히 단순한 </text:span><text:span text:style-name="T34">계</text:span><text:span text:style-name="T2">도 카오스적으로 행동할 수 있다.&lt;</text:span><text:span text:style-name="T33">sup&gt;34&lt;/sup&gt;</text:span></text:p>
      <text:p text:style-name="P62"><text:span text:style-name="T33"/></text:p>
      <text:p text:style-name="P62"><text:span text:style-name="T2">The Encyclopaedia Britannica illustrates this with a purely mathematical example. </text:span></text:p>
      <text:p text:style-name="P62"><text:span text:style-name="T2">브리태니커 백과사전은 순수 수학의 사례를 보여주었다.</text:span></text:p>
      <text:p text:style-name="P62"><text:span text:style-name="T2"/></text:p>
      <text:p text:style-name="P62"><text:span text:style-name="T2">Let A and xo be any two given numbers with 0&lt;A&lt;4 and 0&lt;x,&lt;1, and let a sequence of numbers be generated according to the formula xo+1=Ax (1 – x.). </text:span></text:p>
      <text:p text:style-name="P62"><text:span text:style-name="T2"/></text:p>
      <text:p text:style-name="P62"><text:span text:style-name="T2"/></text:p>
      <text:p text:style-name="P62"><text:span text:style-name="T2">For certain values of A, e.g., A=3.7, the sequence behaves chaotically: In order to bring about a linear increase in the number of terms of the sequence that one can predict to a reasonable approximation, one needs to achieve an exponential improvement in the accuracy of one's estimate of Xo. </text:span></text:p>
      <text:p text:style-name="P62"><text:span text:style-name="T2"/></text:p>
      <text:p text:style-name="P62"><text:span text:style-name="T2">In other words, in order to predict the nth term of the sequence, one needs to know the value of x with an error not exceeding 10-kn, k a constant. 35 This is characteristic of chaotic systems generally: Any small extension of the range of prediction requires an exponential improvement in the accuracy of the data. </text:span></text:p>
      <text:p text:style-name="P52">==========================</text:p>
      <text:p text:style-name="P17"><text:soft-page-break/></text:p>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5">(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6">(互惠)</text:span><text:span text:style-name="T35">를, 계층 대신 협력을”</text:span><text:span text:style-name="T36">144</text:span><text:span text:style-name="T35"> 조성하고, “지구의 생명체들을 보호하기 위한 이 모든 투쟁들을 일관적인 서사로 우아하게 엮어내고”</text:span><text:span text:style-name="T36">145</text:span><text:span text:style-name="T35">, 동시에 “진보”적 의제를 촉진</text:span><text:span text:style-name="T36">146하여 “건강하고, 정의로운 세상”을 창조하는 것이 목표이다.147</text:span></text:p>
      <text:p text:style-name="P7"/>
      <text:p text:style-name="P19"><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text:span><text:soft-page-break/><text:span text:style-name="T9">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20"><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text:soft-page-break/></text:p>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19"><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4-26T16:54:43.369000000</dc:date>
    <meta:editing-duration>PT6H44M27S</meta:editing-duration>
    <meta:editing-cycles>107</meta:editing-cycles>
    <meta:document-statistic meta:table-count="0" meta:image-count="0" meta:object-count="0" meta:page-count="8" meta:paragraph-count="107" meta:word-count="8760" meta:character-count="15854" meta:non-whitespace-character-count="12840"/>
  </office:meta>
</office:document-meta>
</file>